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87a17" officeooo:paragraph-rsid="00087a17"/>
    </style:style>
    <style:style style:name="P2" style:family="paragraph" style:parent-style-name="Standard">
      <style:text-properties officeooo:paragraph-rsid="00068ad0"/>
    </style:style>
    <style:style style:name="P3" style:family="paragraph">
      <style:paragraph-properties fo:text-align="center"/>
    </style:style>
    <style:style style:name="T1" style:family="text">
      <style:text-properties officeooo:rsid="00068ad0"/>
    </style:style>
    <style:style style:name="gr1" style:family="graphic">
      <style:graphic-properties draw:stroke="dash" draw:stroke-dash="Long_20_Dash" svg:stroke-width="0.0201in" svg:stroke-color="#000000" draw:marker-start-width="0.1689in" draw:marker-end-width="0.1689in" svg:stroke-linecap="butt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ash_20__28_Rounded_29_" svg:stroke-width="0.0201in" svg:stroke-color="#000000" draw:marker-start-width="0.1689in" draw:marker-end-width="0.1689in" svg:stroke-linecap="round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. Create the table SEMP with the following structure:-</text:p>
      <text:p text:style-name="Standard"/>
      <text:p text:style-name="P2">EMPNO<text:tab/>CHAR (4)</text:p>
      <text:p text:style-name="Standard"/>
      <text:p text:style-name="P2">EMPNAME <text:s/>CHAR (20)</text:p>
      <text:p text:style-name="Standard"/>
      <text:p text:style-name="Standard">BASIC <text:tab/>FLOAT</text:p>
      <text:p text:style-name="Standard"/>
      <text:p text:style-name="P2">DEPTNO <text:tab/>CHAR (2)</text:p>
      <text:p text:style-name="Standard"/>
      <text:p text:style-name="P2">DEPTHEAD<text:tab/>CHAR (4)<text:tab/></text:p>
      <text:p text:style-name="P2"/>
      <text:p text:style-name="P2"/>
      <text:p text:style-name="P2"/>
      <text:p text:style-name="P2"/>
      <text:p text:style-name="Standard"/>
      <text:p text:style-name="Standard"><draw:line text:anchor-type="paragraph" draw:z-index="0" draw:name="Horizontal line 1" draw:style-name="gr1" draw:text-style-name="P3" svg:x1="-0.7984in" svg:y1="0.0835in" svg:x2="7.4799in" svg:y2="0.0835in"><text:p/></draw:line><draw:line text:anchor-type="paragraph" draw:z-index="1" draw:name="Horizontal line 2" draw:style-name="gr2" draw:text-style-name="P3" svg:x1="-0.7984in" svg:y1="0.0835in" svg:x2="7.4799in" svg:y2="0.0835in"><text:p/></draw:line></text:p>
      <text:p text:style-name="Standard">2. Create the table <text:span text:style-name="T1">S</text:span>DEPT with the following structure:-</text:p>
      <text:p text:style-name="Standard"/>
      <text:p text:style-name="P2">DEPTNO<text:tab/>CHAR (2)</text:p>
      <text:p text:style-name="P2"/>
      <text:p text:style-name="P2">DEPTNAME<text:tab/>CHAR (15)</text:p>
      <text:p text:style-name="P2"/>
      <text:p text:style-name="P2"/>
      <text:p text:style-name="P2"/>
      <text:p text:style-name="P2"/>
      <text:p text:style-name="P2"/>
      <text:p text:style-name="P2"/>
      <text:p text:style-name="Standard"><draw:line text:anchor-type="paragraph" draw:z-index="2" draw:name="Horizontal line 3" draw:style-name="gr1" draw:text-style-name="P3" svg:x1="-0.7984in" svg:y1="0.0835in" svg:x2="7.4799in" svg:y2="0.0835in"><text:p/></draw:line></text:p>
      <text:p text:style-name="Standard"><text:span text:style-name="T1">3.Insert </text:span>into<text:tab/>the SDEPT table the following values: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87a17" officeooo:paragraph-rsid="00087a1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="none" fo:padding="0.0201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XERCISE 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25:53.791364852</meta:creation-date>
    <dc:date>2023-09-10T16:52:59.716866982</dc:date>
    <meta:editing-duration>PT27M5S</meta:editing-duration>
    <meta:editing-cycles>4</meta:editing-cycles>
    <meta:generator>LibreOffice/7.5.2.2$Linux_X86_64 LibreOffice_project/50$Build-2</meta:generator>
    <meta:document-statistic meta:table-count="0" meta:image-count="0" meta:object-count="0" meta:page-count="1" meta:paragraph-count="11" meta:word-count="48" meta:character-count="284" meta:non-whitespace-character-count="243"/>
  </office:meta>
</office:document-meta>
</file>